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ntium Basic" svg:font-family="'Gentium Basic'"/>
    <style:font-face style:name="Lato Black" svg:font-family="'Lato Black'"/>
    <style:font-face style:name="Lucida Sans1" svg:font-family="'Lucida Sans'" style:font-family-generic="swiss"/>
    <style:font-face style:name="Gentium Basic1" svg:font-family="'Gentium Basic'" style:font-adornments="Bold" style:font-pitch="variable"/>
    <style:font-face style:name="Lato" svg:font-family="Lato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ntium Basic2" svg:font-family="'Gentium Basic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799in" loext:contextual-spacing="false" fo:text-indent="0in" style:auto-text-indent="false"/>
      <style:text-properties fo:font-size="14pt" officeooo:rsid="004932bd" officeooo:paragraph-rsid="004932bd" style:font-size-asian="14pt" style:font-size-complex="14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rsid="0069173e" officeooo:paragraph-rsid="0069173e"/>
    </style:style>
    <style:style style:name="P3" style:family="paragraph" style:parent-style-name="Text_20_body">
      <style:paragraph-properties fo:margin-left="0in" fo:margin-right="0in" fo:text-indent="0in" style:auto-text-indent="false" style:writing-mode="lr-tb">
        <style:tab-stops/>
      </style:paragraph-properties>
      <style:text-properties officeooo:paragraph-rsid="006edc2a"/>
    </style:style>
    <style:style style:name="P4" style:family="paragraph" style:parent-style-name="Text_20_body">
      <style:text-properties officeooo:rsid="00740076" officeooo:paragraph-rsid="00740076"/>
    </style:style>
    <style:style style:name="P5" style:family="paragraph" style:parent-style-name="Heading_20_1">
      <style:text-properties officeooo:rsid="007766ae" officeooo:paragraph-rsid="007766a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697fab"/>
    </style:style>
    <style:style style:name="P8" style:family="paragraph" style:parent-style-name="Standard">
      <style:paragraph-properties style:writing-mode="lr-tb">
        <style:tab-stops/>
      </style:paragraph-properties>
      <style:text-properties officeooo:rsid="00602586" officeooo:paragraph-rsid="007c55f9"/>
    </style:style>
    <style:style style:name="P9" style:family="paragraph" style:parent-style-name="Standard">
      <style:paragraph-properties style:writing-mode="lr-tb">
        <style:tab-stops/>
      </style:paragraph-properties>
      <style:text-properties officeooo:paragraph-rsid="0064d5e0"/>
    </style:style>
    <style:style style:name="P10" style:family="paragraph" style:parent-style-name="Standard" style:master-page-name="">
      <loext:graphic-properties draw:fill="none"/>
      <style:paragraph-properties fo:margin-left="0in" fo:margin-right="3in" fo:margin-top="0.1598in" fo:margin-bottom="0.1598in" loext:contextual-spacing="false" fo:line-height="100%" fo:text-align="center" style:justify-single-word="false" fo:orphans="2" fo:widows="2" fo:text-indent="0in" style:auto-text-indent="false" style:page-number="auto" fo:background-color="transparent" fo:padding="0.0201in" fo:border-left="none" fo:border-right="none" fo:border-top="none" fo:border-bottom="0.06pt solid #000000" style:shadow="none" style:writing-mode="lr-tb"/>
    </style:style>
    <style:style style:name="P11" style:family="paragraph" style:parent-style-name="Standard" style:master-page-name="">
      <loext:graphic-properties draw:fill="none"/>
      <style:paragraph-properties fo:margin-left="0in" fo:margin-right="3in" fo:margin-top="0.1598in" fo:margin-bottom="0.1598in" loext:contextual-spacing="false" fo:line-height="100%" fo:text-align="center" style:justify-single-word="false" fo:orphans="2" fo:widows="2" fo:text-indent="0in" style:auto-text-indent="false" style:page-number="auto" fo:background-color="transparent" fo:padding="0.0201in" fo:border-left="none" fo:border-right="none" fo:border-top="0.06pt solid #000000" fo:border-bottom="none" style:shadow="none" style:writing-mode="lr-tb">
        <style:tab-stops/>
      </style:paragraph-properties>
      <style:text-properties officeooo:rsid="00602586" officeooo:paragraph-rsid="0064d5e0"/>
    </style:style>
    <style:style style:name="P12" style:family="paragraph" style:parent-style-name="Standard">
      <style:paragraph-properties style:shadow="none" style:writing-mode="lr-tb">
        <style:tab-stops/>
      </style:paragraph-properties>
      <style:text-properties officeooo:rsid="00602586" officeooo:paragraph-rsid="007c55f9"/>
    </style:style>
    <style:style style:name="P13" style:family="paragraph" style:parent-style-name="Title">
      <style:text-properties officeooo:paragraph-rsid="005d82b3"/>
    </style:style>
    <style:style style:name="P14" style:family="paragraph" style:parent-style-name="Signature_20_Block2">
      <style:paragraph-properties>
        <style:tab-stops>
          <style:tab-stop style:position="0.6252in"/>
          <style:tab-stop style:position="3in"/>
        </style:tab-stops>
      </style:paragraph-properties>
      <style:text-properties fo:font-size="14pt" fo:font-style="italic" officeooo:paragraph-rsid="0038873d" style:font-size-asian="14pt" style:font-style-asian="italic" style:font-size-complex="14pt" style:font-style-complex="italic"/>
    </style:style>
    <style:style style:name="P15" style:family="paragraph" style:parent-style-name="Text_20_body">
      <style:text-properties officeooo:rsid="004f51e9" officeooo:paragraph-rsid="004f51e9"/>
    </style:style>
    <style:style style:name="P16" style:family="paragraph" style:parent-style-name="Text_20_body" style:list-style-name="L1">
      <style:text-properties officeooo:rsid="006fc461" officeooo:paragraph-rsid="00708796"/>
    </style:style>
    <style:style style:name="P17" style:family="paragraph" style:parent-style-name="Text_20_body" style:list-style-name="L1">
      <style:text-properties officeooo:rsid="006fc461" officeooo:paragraph-rsid="00740076"/>
    </style:style>
    <style:style style:name="P18" style:family="paragraph" style:parent-style-name="Text_20_body" style:list-style-name="L1">
      <style:text-properties officeooo:rsid="006fc461" officeooo:paragraph-rsid="006fc461"/>
    </style:style>
    <style:style style:name="P19" style:family="paragraph" style:parent-style-name="Text_20_body" style:list-style-name="L1">
      <style:text-properties officeooo:rsid="00723393" officeooo:paragraph-rsid="00740076"/>
    </style:style>
    <style:style style:name="P20" style:family="paragraph" style:parent-style-name="Text_20_body" style:list-style-name="L1">
      <style:text-properties officeooo:rsid="00740076" officeooo:paragraph-rsid="00740076"/>
    </style:style>
    <style:style style:name="P21" style:family="paragraph" style:parent-style-name="Text_20_body" style:list-style-name="L2">
      <style:text-properties officeooo:rsid="00740076" officeooo:paragraph-rsid="00740076"/>
    </style:style>
    <style:style style:name="P22" style:family="paragraph" style:parent-style-name="Text_20_body" style:list-style-name="L1">
      <style:text-properties officeooo:rsid="00708796" officeooo:paragraph-rsid="00708796"/>
    </style:style>
    <style:style style:name="P23" style:family="paragraph" style:parent-style-name="Text_20_body" style:list-style-name="L1">
      <style:text-properties officeooo:rsid="0072a868" officeooo:paragraph-rsid="0072a868"/>
    </style:style>
    <style:style style:name="P24" style:family="paragraph" style:parent-style-name="Text_20_body" style:list-style-name="L2">
      <style:text-properties officeooo:rsid="007534d6" officeooo:paragraph-rsid="007534d6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Standard">
      <style:paragraph-properties style:writing-mode="lr-tb">
        <style:tab-stops/>
      </style:paragraph-properties>
      <style:text-properties fo:font-style="normal" officeooo:rsid="00602586" officeooo:paragraph-rsid="00602586" style:font-style-asian="normal" style:font-style-complex="normal"/>
    </style:style>
    <style:style style:name="P27" style:family="paragraph" style:parent-style-name="Heading_20_1">
      <style:text-properties officeooo:rsid="00787a5f"/>
    </style:style>
    <style:style style:name="P28" style:family="paragraph" style:parent-style-name="Heading_20_1">
      <style:text-properties officeooo:rsid="00787a5f" officeooo:paragraph-rsid="005881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02586" style:font-style-asian="italic" style:font-style-complex="italic"/>
    </style:style>
    <style:style style:name="T3" style:family="text">
      <style:text-properties fo:font-style="italic" officeooo:rsid="007e5b4d" style:font-style-asian="italic" style:font-style-complex="italic"/>
    </style:style>
    <style:style style:name="T4" style:family="text">
      <style:text-properties officeooo:rsid="0058818a"/>
    </style:style>
    <style:style style:name="T5" style:family="text">
      <style:text-properties officeooo:rsid="006c3ef0"/>
    </style:style>
    <style:style style:name="T6" style:family="text">
      <style:text-properties officeooo:rsid="00708796"/>
    </style:style>
    <style:style style:name="T7" style:family="text">
      <style:text-properties officeooo:rsid="00740076"/>
    </style:style>
    <style:style style:name="T8" style:family="text">
      <style:text-properties officeooo:rsid="007766ae"/>
    </style:style>
    <style:style style:name="T9" style:family="text">
      <style:text-properties officeooo:rsid="008479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TED STATES DISTRICT COURT</text:p>
      <text:p text:style-name="P6">FOR THE SOUTHERN DISTRICT OF NEW YORK</text:p>
      <text:p text:style-name="P6"/>
      <text:p text:style-name="P6">Docket No. 16-CV-9876</text:p>
      <text:p text:style-name="P6"/>
      <text:p text:style-name="P7">Decided: December 1, 2016</text:p>
      <text:p text:style-name="P10"/>
      <text:p text:style-name="P8">ANGELA MOSS,</text:p>
      <text:p text:style-name="P12"><text:span text:style-name="T3"><text:tab/><text:tab/><text:tab/></text:span><text:span text:style-name="T1">Plaintiff,</text:span></text:p>
      <text:p text:style-name="P26"/>
      <text:p text:style-name="P26"><text:tab/>v.</text:p>
      <text:p text:style-name="P26"/>
      <text:p text:style-name="P26">EVIL CORP.,</text:p>
      <text:p text:style-name="P9"><text:span text:style-name="T3"><text:tab/><text:tab/><text:tab/></text:span><text:span text:style-name="T2">Defendant.</text:span></text:p>
      <text:p text:style-name="P11"/>
      <text:p text:style-name="P13">Memorandum and Order</text:p>
      <text:p text:style-name="P2">LEONARD FOOTE, District Judge</text:p>
      <text:p text:style-name="P3">Plaintiff Angela Moss brings this action against Defendant Evil Corp. alleging a violation of the<text:span text:style-name="T5"> the whistleblower protections under the Dodd–Frank Wall Street Reform and Consumer Protection Act, 15 U.S.C. § 78u–6(h). Moss has moved for partial summary judgment on the question of Evil Corp.’s liability for illegal discrimination under § 78u–6(h)(1)(A). Evil Corp. has moved for summary judgment seeking dismissal of Plaintiff’s claim with prejudice. </text:span></text:p>
      <text:p text:style-name="P15">Upon review of the motions, oppositions, and evidentiary record, the Court makes the following Findings of Fact and Conclusions of Law: </text:p>
      <text:h text:style-name="P27" text:outline-level="1">Findings of Fact</text:h>
      <text:p text:style-name="Text_20_body">The Court finds that there exists no genuine dispute as to any of the following facts<text:span text:style-name="T7"> material to Plaintiff’s claim</text:span>: </text:p>
      <text:list xml:id="list924653965" text:style-name="L1">
        <text:list-item>
          <text:p text:style-name="P16"><text:span text:style-name="T7">At all times relevant to this action, Moss has worked full-time and exclusively for </text:span>Evil Corp. <text:span text:style-name="T6"><text:s/></text:span></text:p>
        </text:list-item>
        <text:list-item>
          <text:p text:style-name="P17"><text:soft-page-break/><text:span text:style-name="T6">Evil Corp. determines and controls </text:span>Moss’s job duties, <text:span text:style-name="T6">sets and monitors her </text:span>hours of work, <text:span text:style-name="T6">and determines her </text:span>rate of pay<text:span text:style-name="T6">, in the same manner and under the same standards as individuals who are directly employed by Evil Corp. </text:span></text:p>
        </text:list-item>
        <text:list-item>
          <text:p text:style-name="P16">Evil Corp.’<text:span text:style-name="T6">s managerial and supervisory employees</text:span> <text:span text:style-name="T6">directly supervise and evaluate Moss’s </text:span>job performance<text:span text:style-name="T6">, in the same manner and under the same standards as individuals who are directly employed by Evil Corp.</text:span></text:p>
        </text:list-item>
        <text:list-item>
          <text:p text:style-name="P19">Evil Corp. has the right to terminate Moss’s assignment if it is dissatisfied with her performance.</text:p>
        </text:list-item>
        <text:list-item>
          <text:p text:style-name="P20">Evil Corp. has contracted with HR-Worx, Inc. to perform <text:span text:style-name="T9">specified </text:span>administrative functions pertaining to certain individuals who work for Evil Corp., including Moss. </text:p>
        </text:list-item>
        <text:list-item>
          <text:p text:style-name="P20"><text:span text:style-name="T6">HR-Worx </text:span>has no control over<text:span text:style-name="T6"> Moss’s job duties, hours of work, or rate of pay</text:span>, and neither supervises nor evaluates her job performance. </text:p>
        </text:list-item>
        <text:list-item>
          <text:p text:style-name="P18">Moss provided information to the CFPB regarding Evil Corp.’s business practices, which Moss in good faith believed were in violation of federal laws under the CFPB’s regulatory authority. </text:p>
        </text:list-item>
        <text:list-item>
          <text:p text:style-name="P18">The CFPB <text:span text:style-name="T6">notified Evil Corp. that it was investigating the company for possible violations of federal law</text:span>. </text:p>
        </text:list-item>
        <text:list-item>
          <text:p text:style-name="P22">Price asked Moss if she had provided information about Evil Corp. to the CFPB, and Moss denied that she had done so. </text:p>
        </text:list-item>
        <text:list-item>
          <text:p text:style-name="P22">Price explained to Moss that accusations of illegal and unethical business practices could be very harmful to Evil Corp.’s business and its employees. </text:p>
        </text:list-item>
        <text:list-item>
          <text:p text:style-name="P23">Moss continues to work at Evil Corp., with no diminution in pay and no change in her terms and conditions of employment. </text:p>
        </text:list-item>
      </text:list>
      <text:h text:style-name="P28" text:outline-level="1">Conclusions of Law</text:h>
      <text:p text:style-name="P4">Based on the Findings of Fact enumerated above, the Court makes the following Conclusions of Law regarding Plaintiff’s claim against Defendant: </text:p>
      <text:list xml:id="list2291968985" text:style-name="L2">
        <text:list-item>
          <text:p text:style-name="P21">Moss is an employee of Evil Corp. and not an employee of HR-Worx. </text:p>
        </text:list-item>
        <text:list-item>
          <text:p text:style-name="P24"><text:soft-page-break/>Moss is an employee whistleblower within the meaning of Dodd-Frank, 15 U.S.C. <text:span text:style-name="T5">§ 78u–6</text:span>(a)(6) and <text:span text:style-name="T5">§ 78u–6</text:span>(a)(6)(h)(1)(A). </text:p>
        </text:list-item>
        <text:list-item>
          <text:p text:style-name="P24">Evil Corp. has not threatened or in any other manner discriminated against Moss within the meaning of Dodd-Frank, 15 U.S.C. <text:span text:style-name="T5">§ 78u–6</text:span>(a)(6)(h)(1)(A). </text:p>
        </text:list-item>
      </text:list>
      <text:h text:style-name="P5" text:outline-level="1">Order</text:h>
      <text:p text:style-name="Text_20_body"><text:span text:style-name="T8">For the reasons discussed above, th</text:span>e Court <text:span text:style-name="T8">denies Plaintiff’s partial summary judgment motion and </text:span>grants Defendant’s summary judgment motion. Plaintiff’s claim against Defendant <text:span text:style-name="T4">is dismissed </text:span>with prejudice. </text:p>
      <text:p text:style-name="P1">SO ORDERED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ntium Basic" svg:font-family="'Gentium Basic'"/>
    <style:font-face style:name="Lato Black" svg:font-family="'Lato Black'"/>
    <style:font-face style:name="Lucida Sans1" svg:font-family="'Lucida Sans'" style:font-family-generic="swiss"/>
    <style:font-face style:name="Gentium Basic1" svg:font-family="'Gentium Basic'" style:font-adornments="Bold" style:font-pitch="variable"/>
    <style:font-face style:name="Lato" svg:font-family="Lato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ntium Basic2" svg:font-family="'Gentium Basic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asic" fo:font-size="12pt" fo:language="en" fo:country="US" style:letter-kerning="true" style:font-name-asian="Gentium Basic2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Gentium Basic" fo:font-size="12pt" fo:language="en" fo:country="US" style:letter-kerning="true" style:font-name-asian="Gentium Basic2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>
        <style:tab-stops/>
      </style:paragraph-properties>
      <style:text-properties fo:font-size="12pt" style:letter-kerning="fals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ntium Basic" fo:font-family="'Gentium Basic'" fo:font-size="12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30%" fo:text-indent="0in" style:auto-text-indent="false" style:shadow="none" style:writing-mode="lr-tb"/>
      <style:text-properties fo:font-size="12pt"/>
    </style:style>
    <style:style style:name="List" style:family="paragraph" style:parent-style-name="Text_20_body" style:class="list">
      <style:text-properties style:font-name="Gentium Basic" fo:font-family="'Gentium Basic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ntium Basic" fo:font-family="'Gentium Basic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asic" fo:font-family="'Gentium Basic'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598in" fo:margin-bottom="0.1799in" loext:contextual-spacing="true" fo:text-align="start" style:justify-single-word="false" fo:keep-together="always" fo:keep-with-next="always" style:writing-mode="lr-tb"/>
      <style:text-properties style:font-name="Gentium Basic" fo:font-family="'Gentium Basic'" fo:font-size="14pt" fo:font-weight="bold" style:font-size-asian="14pt" style:font-weight-asian="bold" style:font-size-complex="24pt" style:font-weight-complex="bold"/>
    </style:style>
    <style:style style:name="Heading_20_2" style:display-name="Heading 2" style:family="paragraph" style:parent-style-name="Heading_20_1" style:default-outline-level="2" style:list-style-name="" style:class="text">
      <style:paragraph-properties fo:margin-top="0.1665in" fo:margin-bottom="0.0835in" loext:contextual-spacing="true"/>
      <style:text-properties fo:font-size="20pt" style:font-size-asian="20pt" style:font-size-complex="20pt" style:font-style-complex="italic" style:font-weight-complex="normal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835in" loext:contextual-spacing="false" fo:line-height="120%" fo:keep-together="always" fo:keep-with-next="always"/>
      <style:text-properties style:font-name="Gentium Basic" fo:font-family="'Gentium Basic'" fo:font-size="16pt" fo:font-weight="bold" style:font-size-asian="16pt" style:font-weight-asian="bold" style:font-name-complex="Gentium Basic2" style:font-family-complex="'Gentium Basic'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835in" loext:contextual-spacing="false" fo:keep-together="always" fo:keep-with-next="always"/>
      <style:text-properties style:font-name="Gentium Basic" fo:font-family="'Gentium Basic'" fo:font-size="14pt" fo:font-weight="bold" style:font-size-asian="14pt" style:font-weight-asian="bold" style:font-name-complex="Gentium Basic2" style:font-family-complex="'Gentium Basic'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2pt" style:font-size-asian="12pt" style:font-size-complex="12pt"/>
    </style:style>
    <style:style style:name="Heading_20_6" style:display-name="Heading 6" style:family="paragraph" style:parent-style-name="Heading_20_5" style:next-style-name="Standard" style:default-outline-level="6" style:list-style-name="" style:class="text">
      <style:text-properties fo:font-size="10pt" style:font-size-asian="10pt"/>
    </style:style>
    <style:style style:name="Heading_20_7" style:display-name="Heading 7" style:family="paragraph" style:parent-style-name="Heading_20_6" style:next-style-name="Standard" style:default-outline-level="7" style:list-style-name="" style:class="text">
      <style:text-properties fo:font-size="8pt" style:font-size-asian="8pt" style:font-size-complex="8pt"/>
    </style:style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Subtitle" style:default-outline-level="" style:class="chapter">
      <style:paragraph-properties fo:margin-top="0.0799in" fo:margin-bottom="0.3201in" loext:contextual-spacing="false" fo:line-height="110%" fo:text-align="center" style:justify-single-word="false" fo:keep-together="always" fo:padding="0in" fo:border="none" style:shadow="none" fo:keep-with-next="always" style:writing-mode="lr-tb"/>
      <style:text-properties style:font-name="Gentium Basic1" fo:font-family="'Gentium Basic'" style:font-style-name="Bold" style:font-pitch="variable" fo:font-size="14pt" fo:font-weight="bold" style:font-size-asian="24pt" style:font-size-complex="20pt" style:font-weight-complex="normal"/>
    </style:style>
    <style:style style:name="Subtitle" style:family="paragraph" style:parent-style-name="Standard" style:next-style-name="Standard" style:default-outline-level="" style:class="chapter">
      <style:paragraph-properties fo:margin-top="0.1665in" fo:margin-bottom="0.0835in" loext:contextual-spacing="false" fo:keep-together="always" fo:keep-with-next="always"/>
      <style:text-properties fo:color="#000000" style:font-name="Gentium Basic" fo:font-family="'Gentium Basic'" fo:font-size="16pt" style:font-size-asian="16pt" style:font-name-complex="Gentium Basic2" style:font-family-complex="'Gentium Basic'" style:font-family-generic-complex="system" style:font-pitch-complex="variable" style:font-size-complex="16pt" style:font-style-complex="italic"/>
    </style:style>
    <style:style style:name="Block_20_Text" style:display-name="Block Text" style:family="paragraph" style:parent-style-name="Standard" style:default-outline-level="">
      <style:paragraph-properties fo:margin-left="0.25in" fo:margin-right="0.25in" fo:margin-top="0.1598in" fo:margin-bottom="0.1598in" loext:contextual-spacing="false" fo:text-indent="0in" style:auto-text-indent="false" style:writing-mode="lr-tb"/>
      <style:text-properties style:font-name="Lato" fo:font-family="Lato" style:font-style-name="Regular" style:font-family-generic="swiss" style:font-pitch="variable" fo:font-size="12pt" style:font-name-asian="Gentium Basic2" style:font-family-asian="'Gentium Basic'" style:font-family-generic-asian="system" style:font-pitch-asian="variable" style:font-size-asian="10pt" style:font-style-complex="italic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/>
      <style:text-properties style:font-name="Gentium Basic" fo:font-family="'Gentium Basic'" fo:font-size="10pt" style:font-size-asian="10pt" style:font-size-complex="8pt" style:font-weight-complex="bold"/>
    </style:style>
    <style:style style:name="Header" style:family="paragraph" style:parent-style-name="Standard" style:default-outline-level="" style:class="extra">
      <style:paragraph-properties fo:padding-left="0in" fo:padding-right="0in" fo:padding-top="0in" fo:padding-bottom="0.0138in" fo:border-left="none" fo:border-right="none" fo:border-top="none" fo:border-bottom="0.51pt solid #00000a">
        <style:tab-stops>
          <style:tab-stop style:position="2.75in" style:type="center"/>
          <style:tab-stop style:position="5.5in" style:type="right"/>
        </style:tab-stops>
      </style:paragraph-properties>
      <style:text-properties style:font-name="Gentium Basic" fo:font-family="'Gentium Basic'" fo:font-size="10pt" style:font-size-asian="10pt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2.75in" style:type="center"/>
          <style:tab-stop style:position="5.5in" style:type="right"/>
        </style:tab-stops>
      </style:paragraph-properties>
      <style:text-properties style:font-size-complex="10.5pt"/>
    </style:style>
    <style:style style:name="List_20_Number" style:display-name="List Number" style:family="paragraph" style:parent-style-name="Standard" style:default-outline-level="">
      <style:paragraph-properties fo:margin-top="0in" fo:margin-bottom="0.0835in" loext:contextual-spacing="false"/>
      <style:text-properties style:font-name-complex="Mangal" style:font-family-complex="Mangal" style:font-family-generic-complex="system" style:font-pitch-complex="variable"/>
    </style:style>
    <style:style style:name="Brief_20_Signature_20_Block" style:display-name="Brief Signature Block" style:family="paragraph" style:parent-style-name="Standard">
      <style:paragraph-properties fo:margin-left="3in" fo:margin-right="0in" fo:margin-top="0.2402in" fo:margin-bottom="0.1799in" loext:contextual-spacing="true" fo:text-indent="0in" style:auto-text-indent="false"/>
    </style:style>
    <style:style style:name="Signature_20_Block2" style:display-name="Signature Block2" style:family="paragraph" style:parent-style-name="Brief_20_Signature_20_Block">
      <style:paragraph-properties fo:margin-left="0in" fo:margin-right="0in" fo:margin-top="0in" fo:margin-bottom="0.1799in" loext:contextual-spacing="true" fo:text-indent="0in" style:auto-text-indent="false"/>
      <style:text-properties fo:font-size="14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>
      <style:paragraph-properties style:writing-mode="lr-tb"/>
      <style:text-properties fo:font-size="11pt"/>
    </style:style>
    <style:style style:name="First_20_line_20_indent" style:display-name="First line indent" style:family="paragraph" style:parent-style-name="Text_20_body" style:class="text"/>
    <style:style style:name="footnote_20_text" style:display-name="footnote text" style:family="paragraph" style:parent-style-name="Standard" style:default-outline-level="">
      <style:text-properties fo:font-size="10pt" style:font-size-asian="10pt" style:font-size-complex="9pt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Gentium Basic" fo:font-family="'Gentium Basic'" fo:font-size="14pt" fo:font-weight="bold" style:letter-kerning="false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Lucida Sans" style:font-family-complex="'Lucida Sans'" style:font-family-generic-complex="system" style:font-pitch-complex="variable" style:font-size-complex="24pt" style:language-complex="hi" style:country-complex="IN" style:font-weight-complex="bold"/>
    </style:style>
    <style:style style:name="Heading_20_2_20_Char" style:display-name="Heading 2 Char" style:family="text" style:parent-style-name="Default_20_Paragraph_20_Font">
      <style:text-properties style:font-name="Gentium Basic" fo:font-family="'Gentium Basic'" fo:font-size="20pt" fo:font-weight="bold" style:font-size-asian="20pt" style:font-weight-asian="bold" style:font-size-complex="20pt" style:font-style-complex="italic"/>
    </style:style>
    <style:style style:name="Heading_20_3_20_Char" style:display-name="Heading 3 Char" style:family="text" style:parent-style-name="Default_20_Paragraph_20_Font">
      <style:text-properties style:font-name="Gentium Basic" fo:font-family="'Gentium Basic'" fo:font-size="16pt" fo:font-weight="bold" style:font-size-asian="16pt" style:font-weight-asian="bold" style:font-name-complex="Gentium Basic2" style:font-family-complex="'Gentium Basic'" style:font-family-generic-complex="system" style:font-pitch-complex="variable" style:font-size-complex="16pt" style:font-weight-complex="bold"/>
    </style:style>
    <style:style style:name="Heading_20_4_20_Char" style:display-name="Heading 4 Char" style:family="text" style:parent-style-name="Default_20_Paragraph_20_Font">
      <style:text-properties style:font-name="Gentium Basic" fo:font-family="'Gentium Basic'" fo:font-size="14pt" fo:font-weight="bold" style:font-size-asian="14pt" style:font-weight-asian="bold" style:font-name-complex="Gentium Basic2" style:font-family-complex="'Gentium Basic'" style:font-family-generic-complex="system" style:font-pitch-complex="variable" style:font-size-complex="14pt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Lato Black" fo:font-family="'Lato Black'" fo:font-size="24pt" style:font-size-asian="24pt" style:font-size-complex="20pt" style:font-weight-complex="bold"/>
    </style:style>
    <style:style style:name="Subtitle_20_Char" style:display-name="Subtitle Char" style:family="text" style:parent-style-name="Default_20_Paragraph_20_Font">
      <style:text-properties fo:color="#000000" style:font-name="Gentium Basic" fo:font-family="'Gentium Basic'" fo:font-size="16pt" style:font-size-asian="16pt" style:font-name-complex="Gentium Basic2" style:font-family-complex="'Gentium Basic'" style:font-family-generic-complex="system" style:font-pitch-complex="variable" style:font-size-complex="16pt" style:font-style-complex="italic"/>
    </style:style>
    <style:style style:name="Body_20_Text_20_Char" style:display-name="Body Text Char" style:family="text" style:parent-style-name="Default_20_Paragraph_20_Font"/>
    <style:style style:name="Body_20_Text_20_First_20_Indent_20_Char" style:display-name="Body Text First Indent Char" style:family="text" style:parent-style-name="Body_20_Text_20_Char">
      <style:text-properties fo:font-size="14pt" style:letter-kerning="false" style:font-name-asian="Noto Sans CJK SC Regular" style:font-family-asian="'Noto Sans CJK SC Regular'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Header_20_Char" style:display-name="Header Char" style:family="text" style:parent-style-name="Default_20_Paragraph_20_Font">
      <style:text-properties style:font-name="Gentium Basic" fo:font-family="'Gentium Basic'" fo:font-size="10pt" style:letter-kerning="true" style:font-name-asian="SimSun" style:font-family-asian="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size-complex="10.5pt"/>
    </style:style>
    <style:style style:name="Heading_20_5_20_Char" style:display-name="Heading 5 Char" style:family="text" style:parent-style-name="Default_20_Paragraph_20_Font">
      <style:text-properties style:font-name="Gentium Basic" fo:font-family="'Gentium Basic'" fo:font-size="12pt" fo:font-weight="bold" style:font-size-asian="12pt" style:font-weight-asian="bold" style:font-name-complex="Gentium Basic2" style:font-family-complex="'Gentium Basic'" style:font-family-generic-complex="system" style:font-pitch-complex="variable" style:font-size-complex="12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Gentium Basic" fo:font-family="'Gentium Basic'" fo:font-size="10pt" style:font-size-asian="10pt" style:font-name-complex="Gentium Basic2" style:font-family-complex="'Gentium Basic'" style:font-family-generic-complex="system" style:font-pitch-complex="variable" style:font-size-complex="12pt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Gentium Basic" fo:font-family="'Gentium Basic'" fo:font-size="8pt" fo:font-weight="bold" style:font-size-asian="8pt" style:font-weight-asian="bold" style:font-name-complex="Gentium Basic2" style:font-family-complex="'Gentium Basic'" style:font-family-generic-complex="system" style:font-pitch-complex="variable" style:font-size-complex="8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Gentium Basic" fo:font-family="'Gentium Basic'" fo:font-size="10pt" style:font-size-asian="10pt" style:font-name-complex="Gentium Basic2" style:font-family-complex="'Gentium Basic'" style:font-family-generic-complex="system" style:font-pitch-complex="variable" style:font-size-complex="12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style:font-name="Gentium Basic" fo:font-family="'Gentium Basic'" fo:font-size="8pt" style:font-size-asian="8pt" style:font-name-complex="Gentium Basic2" style:font-family-complex="'Gentium Basic'" style:font-family-generic-complex="system" style:font-pitch-complex="variable" style:font-size-complex="12pt" style:font-style-complex="italic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fo:font-size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in" fo:margin-left="0.6in"/>
        </style:list-level-properties>
        <style:text-properties fo:font-family="Symbol" style:font-charset="x-symbol"/>
      </text:list-level-style-bullet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Fink</meta:initial-creator>
    <meta:editing-cycles>109</meta:editing-cycles>
    <meta:creation-date>2017-01-26T23:47:00</meta:creation-date>
    <dc:date>2017-03-17T16:33:36.212000000</dc:date>
    <meta:editing-duration>PT4H41M21S</meta:editing-duration>
    <meta:generator>LibreOffice/5.3.0.3$Windows_x86 LibreOffice_project/7074905676c47b82bbcfbea1aeefc84afe1c50e1</meta:generator>
    <dc:creator>Eric M. Fink</dc:creator>
    <meta:document-statistic meta:table-count="0" meta:image-count="0" meta:object-count="0" meta:page-count="3" meta:paragraph-count="35" meta:word-count="529" meta:character-count="3301" meta:non-whitespace-character-count="2800"/>
    <meta:user-defined meta:name="AppVersion">15.0000</meta:user-defined>
    <meta:user-defined meta:name="Company">El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